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3cm"/>
    </style:style>
    <style:style style:name="gr3" style:family="graphic" style:parent-style-name="objectwithoutfill">
      <style:graphic-properties svg:stroke-color="#000000" draw:marker-end="Short_20_line_20_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0.4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2.7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3pt" style:font-size-asian="13pt" style:font-size-complex="13pt"/>
    </style:style>
    <style:style style:name="P4" style:family="paragraph">
      <style:text-properties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P5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ize="13pt" fo:font-style="normal" style:font-style-asian="normal" style:font-style-complex="normal"/>
    </style:style>
    <style:style style:name="T3" style:family="text">
      <style:text-properties style:text-position="-33% 58%"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4" style:family="text">
      <style:text-properties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text-position="-33% 58%"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T6" style:family="text">
      <style:text-properties style:text-position="-33% 58%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8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9" style:family="text">
      <style:text-properties style:text-position="-33% 58%" fo:font-family="'Times New Roman'" style:font-style-name="Italic" style:font-family-generic="roman" style:font-pitch="variable" fo:font-size="13pt" style:font-size-asian="13pt" style:font-size-complex="13pt"/>
    </style:style>
    <style:style style:name="T10" style:family="text">
      <style:text-properties style:text-position="0% 100%" fo:font-family="'Times New Roman'" style:font-style-name="Italic" style:font-family-generic="roman" style:font-pitch="variable" fo:font-size="13pt" style:font-size-asian="13pt" style:font-size-complex="13pt"/>
    </style:style>
    <style:style style:name="T11" style:family="text">
      <style:text-properties style:text-position="-33% 58%"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5" draw:id="id5" draw:layer="layout" svg:width="1.016cm" svg:height="0.889cm" svg:x="6.715cm" svg:y="1.635cm">
          <text:p text:style-name="P1"><text:span text:style-name="T1">X</text:span><text:span text:style-name="T2">1</text:span></text:p>
        </draw:ellipse>
        <draw:ellipse draw:style-name="gr1" draw:text-style-name="P2" xml:id="id1" draw:id="id1" draw:layer="layout" svg:width="1.016cm" svg:height="0.889cm" svg:x="8.493cm" svg:y="1.635cm">
          <text:p text:style-name="P1"><text:span text:style-name="T1">X</text:span><text:span text:style-name="T2">2</text:span></text:p>
        </draw:ellipse>
        <draw:ellipse draw:style-name="gr1" draw:text-style-name="P2" xml:id="id3" draw:id="id3" draw:layer="layout" svg:width="1.016cm" svg:height="0.889cm" svg:x="10.271cm" svg:y="1.635cm">
          <text:p text:style-name="P1"><text:span text:style-name="T1">X</text:span><text:span text:style-name="T2">3</text:span></text:p>
        </draw:ellipse>
        <draw:ellipse draw:style-name="gr1" draw:text-style-name="P2" xml:id="id4" draw:id="id4" draw:layer="layout" svg:width="1.016cm" svg:height="0.889cm" svg:x="13.827cm" svg:y="1.635cm">
          <text:p text:style-name="P1"><text:span text:style-name="T1">X</text:span><text:span text:style-name="T3">n</text:span></text:p>
        </draw:ellipse>
        <draw:frame draw:style-name="gr2" draw:layer="layout" svg:width="1.043cm" svg:height="0.963cm" svg:x="12.049cm" svg:y="1.478cm">
          <draw:text-box>
            <text:p>...</text:p>
          </draw:text-box>
        </draw:frame>
        <draw:ellipse draw:style-name="gr1" draw:text-style-name="P2" xml:id="id2" draw:id="id2" draw:layer="layout" svg:width="1.016cm" svg:height="0.889cm" svg:x="10.271cm" svg:y="5.148cm">
          <text:p text:style-name="P1"><text:span text:style-name="T1">D</text:span></text:p>
        </draw:ellipse>
        <draw:connector draw:style-name="gr3" draw:text-style-name="P3" draw:layer="layout" draw:type="line" svg:x1="9.001cm" svg:y1="2.524cm" svg:x2="10.779cm" svg:y2="5.148cm" draw:start-shape="id1" draw:start-glue-point="2" draw:end-shape="id2" draw:end-glue-point="0" svg:d="M9001 2524l1778 2624">
          <text:p/>
        </draw:connector>
        <draw:connector draw:style-name="gr3" draw:text-style-name="P1" draw:layer="layout" draw:type="line" svg:x1="10.779cm" svg:y1="2.524cm" svg:x2="10.779cm" svg:y2="5.148cm" draw:start-shape="id3" draw:start-glue-point="2" draw:end-shape="id2" draw:end-glue-point="0" svg:d="M10779 2524v2624">
          <text:p/>
        </draw:connector>
        <draw:connector draw:style-name="gr3" draw:text-style-name="P1" draw:layer="layout" draw:type="line" svg:x1="14.335cm" svg:y1="2.524cm" svg:x2="10.779cm" svg:y2="5.148cm" draw:start-shape="id4" draw:start-glue-point="2" draw:end-shape="id2" draw:end-glue-point="0" svg:d="M14335 2524l-3556 2624">
          <text:p/>
        </draw:connector>
        <draw:connector draw:style-name="gr3" draw:text-style-name="P3" draw:layer="layout" draw:type="line" svg:x1="7.223cm" svg:y1="2.524cm" svg:x2="10.779cm" svg:y2="5.148cm" draw:start-shape="id5" draw:start-glue-point="2" draw:end-shape="id2" draw:end-glue-point="0" svg:d="M7223 2524l3556 2624">
          <text:p/>
        </draw:connector>
        <draw:frame draw:style-name="gr4" draw:text-style-name="P4" draw:layer="layout" svg:width="0.942cm" svg:height="0.876cm" svg:x="8.177cm" svg:y="3.44cm">
          <draw:text-box>
            <text:p><text:span text:style-name="T4">w</text:span><text:span text:style-name="T5">1</text:span></text:p>
          </draw:text-box>
        </draw:frame>
        <draw:frame draw:style-name="gr4" draw:text-style-name="P4" draw:layer="layout" svg:width="0.942cm" svg:height="0.876cm" svg:x="9.377cm" svg:y="2.84cm">
          <draw:text-box>
            <text:p><text:span text:style-name="T4">w</text:span><text:span text:style-name="T5">2</text:span></text:p>
          </draw:text-box>
        </draw:frame>
        <draw:frame draw:style-name="gr4" draw:text-style-name="P4" draw:layer="layout" svg:width="0.942cm" svg:height="0.876cm" svg:x="10.677cm" svg:y="3.34cm">
          <draw:text-box>
            <text:p><text:span text:style-name="T4">w</text:span><text:span text:style-name="T5">3</text:span></text:p>
          </draw:text-box>
        </draw:frame>
        <draw:frame draw:style-name="gr4" draw:text-style-name="P4" draw:layer="layout" svg:width="0.942cm" svg:height="0.876cm" svg:x="12.577cm" svg:y="3.44cm">
          <draw:text-box>
            <text:p><text:span text:style-name="T4">w</text:span><text:span text:style-name="T6">n</text:span></text:p>
          </draw:text-box>
        </draw:frame>
        <draw:frame draw:style-name="gr5" draw:text-style-name="P5" draw:layer="layout" svg:width="3.449cm" svg:height="0.876cm" svg:x="9.182cm" svg:y="6.007cm">
          <draw:text-box>
            <text:p><text:span text:style-name="T7">D</text:span><text:span text:style-name="T8">=</text:span><text:span text:style-name="T7">X</text:span><text:span text:style-name="T9">1</text:span><text:span text:style-name="T10">+</text:span><text:span text:style-name="T7">X</text:span><text:span text:style-name="T9">2</text:span><text:span text:style-name="T10">+</text:span><text:span text:style-name="T8">...+</text:span><text:span text:style-name="T7">X</text:span><text:span text:style-name="T11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7-13T18:12:54.36</meta:creation-date>
    <dc:date>2016-06-11T16:23:30.54</dc:date>
    <dc:creator>Loc Nguyen</dc:creator>
    <meta:editing-duration>PT2H42M51S</meta:editing-duration>
    <meta:editing-cycles>20</meta:editing-cycles>
    <meta:generator>OpenOffice/4.1.2$Win32 OpenOffice.org_project/412m3$Build-9782</meta:generator>
    <meta:document-statistic meta:object-count="15"/>
  </office:meta>
</office:document-meta>
</file>